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25-08-14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6688" calcext:value-type="float">
            <text:p>67.2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24-01-16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22-01-26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5192" calcext:value-type="float">
            <text:p>65.9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20-10-2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6688" calcext:value-type="float">
            <text:p>67.2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7064" calcext:value-type="float">
            <text:p>67.1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4016" calcext:value-type="float">
            <text:p>67.1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0968" calcext:value-type="float">
            <text:p>67.1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0488" calcext:value-type="float">
            <text:p>67.1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1344" calcext:value-type="float">
            <text:p>67.1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3056" calcext:value-type="float">
            <text:p>67.1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0864" calcext:value-type="float">
            <text:p>67.1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9528" calcext:value-type="float">
            <text:p>67.0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7336" calcext:value-type="float">
            <text:p>67.0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9528" calcext:value-type="float">
            <text:p>67.0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2952" calcext:value-type="float">
            <text:p>67.0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552" calcext:value-type="float">
            <text:p>67.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8568" calcext:value-type="float">
            <text:p>67.0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3328" calcext:value-type="float">
            <text:p>67.0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98" calcext:value-type="float">
            <text:p>66.9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1512" calcext:value-type="float">
            <text:p>66.9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0176" calcext:value-type="float">
            <text:p>66.9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1032" calcext:value-type="float">
            <text:p>66.9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884" calcext:value-type="float">
            <text:p>66.9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0552" calcext:value-type="float">
            <text:p>66.9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82264" calcext:value-type="float">
            <text:p>66.8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6168" calcext:value-type="float">
            <text:p>66.8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1784" calcext:value-type="float">
            <text:p>66.8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264" calcext:value-type="float">
            <text:p>66.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0448" calcext:value-type="float">
            <text:p>66.8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6064" calcext:value-type="float">
            <text:p>66.8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3016" calcext:value-type="float">
            <text:p>66.8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3872" calcext:value-type="float">
            <text:p>66.7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9008" calcext:value-type="float">
            <text:p>66.7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6816" calcext:value-type="float">
            <text:p>66.7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9384" calcext:value-type="float">
            <text:p>66.6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0616" calcext:value-type="float">
            <text:p>66.6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1472" calcext:value-type="float">
            <text:p>66.6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3184" calcext:value-type="float">
            <text:p>66.6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1848" calcext:value-type="float">
            <text:p>66.6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0512" calcext:value-type="float">
            <text:p>66.5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20-08-25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20-07-30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4336" calcext:value-type="float">
            <text:p>65.9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20-07-29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3" calcext:value-type="float">
            <text:p>65.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20-07-13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6928" calcext:value-type="float">
            <text:p>65.3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20-05-07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628" calcext:value-type="float">
            <text:p>65.4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20-01-21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064" calcext:value-type="float">
            <text:p>66.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20-01-08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0576" calcext:value-type="float">
            <text:p>66.3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19-10-15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71168" calcext:value-type="float">
            <text:p>64.9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19-06-25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4592" calcext:value-type="float">
            <text:p>61.1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19-06-13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0936" calcext:value-type="float">
            <text:p>61.5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19-06-11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6448" calcext:value-type="float">
            <text:p>61.4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19-06-10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4256" calcext:value-type="float">
            <text:p>61.4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19-04-23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9208" calcext:value-type="float">
            <text:p>60.7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19-04-19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0608" calcext:value-type="float">
            <text:p>60.4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19-02-27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008" calcext:value-type="float">
            <text:p>57.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19-02-12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284" calcext:value-type="float">
            <text:p>57.0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18-12-03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6872" calcext:value-type="float">
            <text:p>52.6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18-10-23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18-09-27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2184" calcext:value-type="float">
            <text:p>47.1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18-09-20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0168" calcext:value-type="float">
            <text:p>49.3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18-09-07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2504" calcext:value-type="float">
            <text:p>61.1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18-08-17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3804" calcext:value-type="float">
            <text:p>68.1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18-06-27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67224" calcext:value-type="float">
            <text:p>68.4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18-04-26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7144" calcext:value-type="float">
            <text:p>67.8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18-04-10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6624" calcext:value-type="float">
            <text:p>67.4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18-03-30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91536" calcext:value-type="float">
            <text:p>66.3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18-02-28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9168" calcext:value-type="float">
            <text:p>68.0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17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8128" calcext:value-type="float">
            <text:p>67.3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17-10-18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4776" calcext:value-type="float">
            <text:p>65.6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17-10-12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484" calcext:value-type="float">
            <text:p>65.3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17-10-0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1" calcext:value-type="float">
            <text:p>65.1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17-10-03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004" calcext:value-type="float">
            <text:p>65.0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17-09-20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0792" calcext:value-type="float">
            <text:p>65.0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15-12-14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5288" calcext:value-type="float">
            <text:p>59.8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13-12-09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5968" calcext:value-type="float">
            <text:p>69.0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11-12-09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6232" calcext:value-type="float">
            <text:p>74.2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10-12-14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71936" calcext:value-type="float">
            <text:p>61.9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10-01-19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3568" calcext:value-type="float">
            <text:p>61.3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08-10-2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64176" calcext:value-type="float">
            <text:p>68.4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07-12-12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3008" calcext:value-type="float">
            <text:p>53.0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06-12-11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45776" calcext:value-type="float">
            <text:p>73.6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06-08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9328" calcext:value-type="float">
            <text:p>73.1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05-12-12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868" calcext:value-type="float">
            <text:p>65.6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2004-12-17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6248" calcext:value-type="float">
            <text:p>48.4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1999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94784" calcext:value-type="float">
            <text:p>67.9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1999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3368" calcext:value-type="float">
            <text:p>67.3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1999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184" calcext:value-type="float">
            <text:p>64.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199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04696" calcext:value-type="float">
            <text:p>65.0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199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2472" calcext:value-type="float">
            <text:p>63.2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1999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8072" calcext:value-type="float">
            <text:p>62.2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1999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3088" calcext:value-type="float">
            <text:p>61.2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1999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8648" calcext:value-type="float">
            <text:p>60.0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1998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2832" calcext:value-type="float">
            <text:p>54.6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1998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87016" calcext:value-type="float">
            <text:p>53.0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1998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3784" calcext:value-type="float">
            <text:p>52.3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1998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6576" calcext:value-type="float">
            <text:p>49.5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199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7968" calcext:value-type="float">
            <text:p>43.1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1998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9296" calcext:value-type="float">
            <text:p>59.8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1998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5784" calcext:value-type="float">
            <text:p>74.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1998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52456" calcext:value-type="float">
            <text:p>73.7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1998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3832" calcext:value-type="float">
            <text:p>74.0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1998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3144" calcext:value-type="float">
            <text:p>73.9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1998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53624" calcext:value-type="float">
            <text:p>73.9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1998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0952" calcext:value-type="float">
            <text:p>73.9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1998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55504" calcext:value-type="float">
            <text:p>73.7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199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7936" calcext:value-type="float">
            <text:p>71.8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1998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38256" calcext:value-type="float">
            <text:p>74.4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1998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59008" calcext:value-type="float">
            <text:p>74.3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1998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37672" calcext:value-type="float">
            <text:p>74.3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1998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21848" calcext:value-type="float">
            <text:p>74.2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1998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7424" calcext:value-type="float">
            <text:p>73.8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1998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81768" calcext:value-type="float">
            <text:p>73.5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1998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3616" calcext:value-type="float">
            <text:p>71.6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1998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636" calcext:value-type="float">
            <text:p>69.9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746098265401</text:p>
          </table:table-cell>
          <table:table-cell office:value-type="string" calcext:value-type="string">
            <text:p>AY-68-21-806 (Encino Rio)</text:p>
          </table:table-cell>
          <table:table-cell office:value-type="string" calcext:value-type="string">
            <text:p>1998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44" meta:object-count="0"/>
    <meta:user-defined meta:name="AppVersion">3.0</meta:user-defined>
  </office:meta>
</office:document-meta>
</file>